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Times New Roman" fo:font-size="12pt" style:font-size-asian="12pt" style:font-name-complex="Times New Roman1"/>
    </style:style>
    <style:style style:name="P3" style:family="paragraph" style:parent-style-name="Standard">
      <style:paragraph-properties fo:margin-top="0in" fo:margin-bottom="0in" loext:contextual-spacing="false"/>
      <style:text-properties style:font-name="Times New Roman" fo:font-size="12pt" officeooo:rsid="0005d776" officeooo:paragraph-rsid="0005d776" style:font-size-asian="12pt" style:font-name-complex="Times New Roman1"/>
    </style:style>
    <style:style style:name="P4" style:family="paragraph" style:parent-style-name="Standard">
      <style:paragraph-properties fo:margin-top="0in" fo:margin-bottom="0in" loext:contextual-spacing="false"/>
      <style:text-properties style:font-name="Times New Roman" fo:font-size="12pt" officeooo:rsid="0007fe49" officeooo:paragraph-rsid="0007fe49" style:font-size-asian="12pt" style:font-name-complex="Times New Roman1"/>
    </style:style>
    <style:style style:name="P5" style:family="paragraph" style:parent-style-name="Standard">
      <style:paragraph-properties fo:margin-top="0in" fo:margin-bottom="0in" loext:contextual-spacing="false"/>
      <style:text-properties style:font-name="Times New Roman" fo:font-size="12pt" officeooo:rsid="00287fbe" officeooo:paragraph-rsid="0007fe49" style:font-size-asian="12pt" style:font-name-complex="Times New Roman1"/>
    </style:style>
    <style:style style:name="P6" style:family="paragraph" style:parent-style-name="Standard">
      <style:paragraph-properties fo:margin-top="0in" fo:margin-bottom="0in" loext:contextual-spacing="false"/>
      <style:text-properties style:font-name="Times New Roman" fo:font-size="12pt" officeooo:paragraph-rsid="0007fe49" style:font-size-asian="12pt" style:font-name-complex="Times New Roman1"/>
    </style:style>
    <style:style style:name="P7" style:family="paragraph" style:parent-style-name="Standard">
      <style:paragraph-properties fo:margin-top="0in" fo:margin-bottom="0in" loext:contextual-spacing="false"/>
      <style:text-properties officeooo:paragraph-rsid="0005d776"/>
    </style:style>
    <style:style style:name="P8" style:family="paragraph" style:parent-style-name="Standard">
      <style:paragraph-properties fo:margin-top="0in" fo:margin-bottom="0in" loext:contextual-spacing="false"/>
      <style:text-properties officeooo:rsid="0007fe49" officeooo:paragraph-rsid="0007fe49"/>
    </style:style>
    <style:style style:name="P9" style:family="paragraph" style:parent-style-name="Standard">
      <style:paragraph-properties fo:margin-top="0in" fo:margin-bottom="0in" loext:contextual-spacing="false"/>
      <style:text-properties officeooo:paragraph-rsid="0007fe49"/>
    </style:style>
    <style:style style:name="P10" style:family="paragraph" style:parent-style-name="Standard" style:master-page-name="Standard">
      <style:paragraph-properties fo:margin-top="0in" fo:margin-bottom="0in" loext:contextual-spacing="false" style:page-number="auto"/>
    </style:style>
    <style:style style:name="P11" style:family="paragraph" style:parent-style-name="Header">
      <style:paragraph-properties fo:text-align="center" style:justify-single-word="false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2pt" officeooo:rsid="00041aa3" style:font-size-asian="12pt" style:font-name-complex="Times New Roman1"/>
    </style:style>
    <style:style style:name="T3" style:family="text">
      <style:text-properties style:font-name="Times New Roman" fo:font-size="12pt" officeooo:rsid="0005d776" style:font-size-asian="12pt" style:font-name-complex="Times New Roman1"/>
    </style:style>
    <style:style style:name="T4" style:family="text">
      <style:text-properties style:font-name="Times New Roman" fo:font-size="12pt" officeooo:rsid="0007fe49" style:font-size-asian="12pt" style:font-name-complex="Times New Roman1"/>
    </style:style>
    <style:style style:name="T5" style:family="text">
      <style:text-properties style:font-name="Times New Roman" fo:font-size="12pt" officeooo:rsid="00240118" style:font-size-asian="12pt" style:font-name-complex="Times New Roman1"/>
    </style:style>
    <style:style style:name="T6" style:family="text">
      <style:text-properties style:font-name="Times New Roman" fo:font-size="12pt" officeooo:rsid="0026be24" style:font-size-asian="12pt" style:font-name-complex="Times New Roman1"/>
    </style:style>
    <style:style style:name="T7" style:family="text">
      <style:text-properties style:font-name="Times New Roman" fo:font-size="12pt" officeooo:rsid="000b6e58" style:font-size-asian="12pt" style:font-name-complex="Times New Roman1"/>
    </style:style>
    <style:style style:name="T8" style:family="text">
      <style:text-properties style:font-name="Times New Roman" fo:font-size="12pt" officeooo:rsid="000bfe9f" style:font-size-asian="12pt" style:font-name-complex="Times New Roman1"/>
    </style:style>
    <style:style style:name="T9" style:family="text">
      <style:text-properties style:font-name="Times New Roman" fo:font-size="18pt" style:font-size-asian="18pt" style:font-name-complex="Times New Roman1"/>
    </style:style>
    <style:style style:name="T10" style:family="text">
      <style:text-properties officeooo:rsid="0005d776"/>
    </style:style>
    <style:style style:name="T11" style:family="text">
      <style:text-properties officeooo:rsid="000766dc"/>
    </style:style>
    <style:style style:name="T12" style:family="text">
      <style:text-properties officeooo:rsid="0007fe49"/>
    </style:style>
    <style:style style:name="T13" style:family="text">
      <style:text-properties officeooo:rsid="00287fbe"/>
    </style:style>
    <style:style style:name="T14" style:family="text">
      <style:text-properties officeooo:rsid="0028f3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Nama : </text:span><text:span text:style-name="T2">RAFLI SAPUTRA</text:span></text:p>
      <text:p text:style-name="P1"><text:span text:style-name="T1">Kode Pelajaran : <text:s/></text:span><text:span text:style-name="T4">RPL / 02 - </text:span><text:span text:style-name="T8">03</text:span></text:p>
      <text:p text:style-name="P1"><text:span text:style-name="T1">Kelas : </text:span><text:span text:style-name="T3">X–RPL 1</text:span></text:p>
      <text:p text:style-name="P1"><text:span text:style-name="T1">Nama Guru : - </text:span><text:span text:style-name="T2">Kang Chan</text:span><text:span text:style-name="T4">dra</text:span></text:p>
      <text:p text:style-name="P1"><text:span text:style-name="T1"><text:tab/> <text:s text:c="9"/>- </text:span><text:span text:style-name="T2">Pa Agung</text:span></text:p>
      <text:p text:style-name="P1"><text:span text:style-name="T1"><text:tab/> <text:s text:c="9"/>- </text:span><text:span text:style-name="T2">Pa Wildan</text:span></text:p>
      <text:p text:style-name="P1"><text:span text:style-name="T2"/></text:p>
      <text:p text:style-name="P7"><text:span text:style-name="T1">Materi Pembelajaran : </text:span></text:p>
      <text:p text:style-name="P7"><text:span text:style-name="T4">1). </text:span><text:span text:style-name="T3">Operation Object Programming <text:s text:c="2"/><text:tab/><text:tab/></text:span><text:span text:style-name="T7">4). Extends</text:span><text:span text:style-name="T3"><text:tab/></text:span></text:p>
      <text:p text:style-name="P8"><text:span text:style-name="T3">2</text:span><text:span text:style-name="T1">). __Construct<text:tab/><text:tab/><text:tab/><text:tab/></text:span><text:span text:style-name="T7">5). Connect DataBase</text:span></text:p>
      <text:p text:style-name="P8"><text:span text:style-name="T1">3). __Destruct<text:tab/><text:tab/><text:tab/><text:tab/><text:tab/></text:span><text:span text:style-name="T7">6). CRUD + OOP + PHP</text:span></text:p>
      <text:p text:style-name="P2"/>
      <text:p text:style-name="P1"><text:span text:style-name="T1">Tujuan Pembelajaran :</text:span></text:p>
      <text:p text:style-name="P2"><text:span text:style-name="T10">1. Siswa Mengetahui apa itu OOP</text:span></text:p>
      <text:p text:style-name="P3">2. Siswa <text:span text:style-name="T12">Mengetahui __Construct</text:span></text:p>
      <text:p text:style-name="P4">3. <text:span text:style-name="T10">Siswa </text:span>Mengetahui __Destruct</text:p>
      <text:p text:style-name="P4">4. Siswa Memahami Crud OOP dalam PHP</text:p>
      <text:p text:style-name="P2"/>
      <text:p text:style-name="P1"><text:span text:style-name="T1">Alat Dan Bahan :</text:span></text:p>
      <text:p text:style-name="P2">- <text:span text:style-name="T11">Laptop<text:tab/><text:tab/>- Pensil</text:span></text:p>
      <text:p text:style-name="P2">- <text:span text:style-name="T11">Infocus<text:tab/><text:tab/>- Pulpen</text:span></text:p>
      <text:p text:style-name="P2">- <text:span text:style-name="T11">Buku Tulis<text:tab/><text:tab/>- Jaringan LAN</text:span></text:p>
      <text:p text:style-name="P2"/>
      <text:p text:style-name="P1"><text:span text:style-name="T1">Langkah Pembelajaran :</text:span></text:p>
      <text:p text:style-name="P1"><text:span text:style-name="T1">A. Persiapan</text:span></text:p>
      <text:p text:style-name="P2">- <text:span text:style-name="T11">Siswa Berdoa Terlebih Dahulu</text:span></text:p>
      <text:p text:style-name="P2">- <text:span text:style-name="T11">Guru Meng-absen Siswa</text:span></text:p>
      <text:p text:style-name="P2">- <text:span text:style-name="T11">Siswa Menyiapkan Laptop</text:span></text:p>
      <text:p text:style-name="P2">- <text:span text:style-name="T12">Guru Memberikan Penjelasan</text:span></text:p>
      <text:p text:style-name="P2">- <text:span text:style-name="T12">Siswa Memulai Tugas / Latihan</text:span></text:p>
      <text:p text:style-name="P2"/>
      <text:p text:style-name="P1"><text:span text:style-name="T1">B.Kegiatan Inti</text:span></text:p>
      <text:p text:style-name="P6">- <text:span text:style-name="T13"><text:s/>Guru Memberikan Dan Menyuruh Siswa Menulis Materi Pembelajaran</text:span></text:p>
      <text:p text:style-name="P5">- Guru Menerangkan Tentang Materi Pembelajaran Kepada Siswa</text:p>
      <text:p text:style-name="P6"/>
      <text:p text:style-name="P1"><text:span text:style-name="T1">C.Penutup</text:span></text:p>
      <text:p text:style-name="P6"><text:span text:style-name="T14"><text:tab/>Setelah Siswa menulis dan memperhatikan penjelasan dari guru, Siswa bisa dan dapat mengerti dengan materi yang diberikan dan disampaikan oleh guru yang mengajar di lab.</text:span></text:p>
      <text:p text:style-name="P2"/>
      <text:p text:style-name="P2"/>
      <text:p text:style-name="P1"><text:span text:style-name="T1">Kesimpulan :</text:span></text:p>
      <text:p text:style-name="P9"><text:span text:style-name="T5"><text:tab/>Siswa memahami dan mengerti pada materi-materi yang di berikan </text:span><text:span text:style-name="T6">dan disampaikan oleh</text:span><text:span text:style-name="T5"> guru </text:span><text:span text:style-name="T6">pengajar.</text:span>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Times New Roman" fo:font-size="18pt" style:font-size-asian="18pt" style:font-name-complex="Times New Roman1"/>
    </style:style>
    <style:page-layout style:name="Mpm1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vansionly</meta:initial-creator>
    <meta:editing-cycles>8</meta:editing-cycles>
    <meta:creation-date>2018-09-19T14:46:00</meta:creation-date>
    <dc:date>2019-10-19T12:15:31.282411060</dc:date>
    <meta:editing-duration>PT1H1M13S</meta:editing-duration>
    <meta:generator>LibreOffice/6.0.7.3$Linux_X86_64 LibreOffice_project/00m0$Build-3</meta:generator>
    <meta:document-statistic meta:table-count="0" meta:image-count="0" meta:object-count="0" meta:page-count="1" meta:paragraph-count="33" meta:word-count="182" meta:character-count="1113" meta:non-whitespace-character-count="92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